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cm" loext:contextual-spacing="false" style:page-number="auto" fo:padding="0.049cm" fo:border="0.06pt solid #c0c0c0" style:shadow="none">
        <style:tab-stops>
          <style:tab-stop style:position="19.001cm" style:type="right"/>
        </style:tab-stops>
      </style:paragraph-properties>
    </style:style>
    <style:style style:name="P2" style:family="paragraph" style:parent-style-name="Text_20_body">
      <style:paragraph-properties fo:margin-left="2cm" fo:margin-right="0cm" fo:text-indent="-2cm" style:auto-text-indent="false" fo:padding="0.049cm" fo:border="0.06pt solid #c0c0c0" style:shadow="none">
        <style:tab-stops>
          <style:tab-stop style:position="19.001cm" style:type="right"/>
        </style:tab-stops>
      </style:paragraph-properties>
    </style:style>
    <style:style style:name="P3" style:family="paragraph" style:parent-style-name="Text_20_body">
      <style:paragraph-properties fo:margin-left="2cm" fo:margin-right="0cm" fo:text-indent="-2cm" style:auto-text-indent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Text_20_body">
      <style:text-properties officeooo:paragraph-rsid="0003dc84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style:snap-to-layout-grid="false"/>
      <style:text-properties style:font-name="Arial" officeooo:paragraph-rsid="0003dc84" style:font-weight-complex="normal"/>
    </style:style>
    <style:style style:name="P7" style:family="paragraph" style:parent-style-name="Standard">
      <style:paragraph-properties style:snap-to-layout-grid="false"/>
      <style:text-properties style:font-name="Arial" fo:font-size="12pt" fo:font-weight="bold" officeooo:paragraph-rsid="0003dc84" style:font-size-asian="12pt" style:font-weight-asian="bold"/>
    </style:style>
    <style:style style:name="P8" style:family="paragraph" style:parent-style-name="Standard">
      <style:paragraph-properties style:snap-to-layout-grid="false"/>
      <style:text-properties style:font-name="Arial" fo:font-size="12pt" fo:font-weight="bold" officeooo:paragraph-rsid="0003dc84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ize="12pt" fo:font-weight="bold" officeooo:rsid="000f0506" officeooo:paragraph-rsid="0003dc84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text-properties style:font-name="Arial" fo:font-size="12pt" fo:font-weight="bold" officeooo:rsid="000f0506" officeooo:paragraph-rsid="0003dc84" style:font-size-asian="12pt" style:font-weight-asian="bold"/>
    </style:style>
    <style:style style:name="P11" style:family="paragraph" style:parent-style-name="Standard">
      <style:text-properties style:font-name="Arial" fo:font-size="12pt" fo:font-weight="bold" officeooo:paragraph-rsid="0003dc84" style:font-size-asian="12pt" style:font-weight-asian="bold"/>
    </style:style>
    <style:style style:name="P12" style:family="paragraph" style:parent-style-name="Standard">
      <style:text-properties style:font-name="Arial" fo:font-size="12pt" officeooo:paragraph-rsid="0003dc84" style:font-size-asian="12pt"/>
    </style:style>
    <style:style style:name="P13" style:family="paragraph" style:parent-style-name="Standard">
      <style:text-properties style:font-name="Arial" fo:font-size="11pt" officeooo:rsid="000f0506" officeooo:paragraph-rsid="0003dc84" style:font-size-asian="11pt"/>
    </style:style>
    <style:style style:name="P14" style:family="paragraph" style:parent-style-name="Standard">
      <style:text-properties style:font-name="Arial" fo:font-size="11pt" officeooo:paragraph-rsid="0003dc84" style:font-size-asian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77b7"/>
    </style:style>
    <style:style style:name="T4" style:family="text">
      <style:text-properties officeooo:rsid="0011891a"/>
    </style:style>
    <style:style style:name="T5" style:family="text">
      <style:text-properties officeooo:rsid="001726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gne_20_du_20_haut"><text:tab/><text:span text:style-name="ReprisFicheEtudeAutreNom">Service (DREAL, DDE(A))</text:span></text:p>
      <text:p text:style-name="Ligne_20_du_20_haut"><text:tab/>Fiche étude<text:tab/><text:span text:style-name="ReprisFicheEtudeAutreNom">aatxx</text:span></text:p>
      <text:h text:style-name="P5" text:outline-level="1"><text:span text:style-name="ReprisFicheEtudeAutreNom">Intitulé de l'étude</text:span></text:h>
      <text:p text:style-name="P1"><text:span text:style-name="ReprisFicheEtude"><text:span text:style-name="T1">Programme </text:span></text:span><text:span text:style-name="T1">: </text:span>année<text:tab/><text:span text:style-name="ReprisFicheEtudeAutreNom"><text:span text:style-name="T1">Pilote </text:span></text:span><text:span text:style-name="T1">: </text:span>nom du contact</text:p>
      <text:p text:style-name="P2"><text:span text:style-name="ReprisFicheEtude"><text:span text:style-name="T1">Mots clés</text:span></text:span><text:span text:style-name="T1"> : </text:span>liste de mots clés</text:p>
      <text:h text:style-name="Heading_20_2" text:outline-level="2"><text:span text:style-name="ReprisFicheEtude">Objet de l’étude et résultats attendus</text:span></text:h>
      <text:p text:style-name="Text_20_body">À compléter</text:p>
      <text:h text:style-name="Heading_20_2" text:outline-level="2"><text:span text:style-name="ReprisFicheEtude">Contexte</text:span> de l’étude</text:h>
      <text:p text:style-name="Text_20_body">À compléter</text:p>
      <text:h text:style-name="Heading_20_2" text:outline-level="2"><text:span text:style-name="ReprisFicheEtude">Méthodologie</text:span> envisagée</text:h>
      <text:p text:style-name="Text_20_body">À compléter</text:p>
      <text:h text:style-name="Heading_20_2" text:outline-level="2"><text:span text:style-name="ReprisFicheEtude">Valorisation</text:span> envisagée</text:h>
      <text:p text:style-name="Text_20_body">À compléter</text:p>
      <text:h text:style-name="Heading_20_2" text:outline-level="2"><text:span text:style-name="NonReprisFicheEtude">Compléments éventuellement envisagés pour les programmations suivantes</text:span></text:h>
      <text:p text:style-name="Text_20_body">À compléter</text:p>
      <text:h text:style-name="Heading_20_2" text:outline-level="2">Pilotage</text:h>
      <text:p text:style-name="P3"><text:span text:style-name="NonReprisFicheEtude">Action(s) Stratégiques associées</text:span> :<text:span text:style-name="T2"> À compléter</text:span></text:p>
      <text:p text:style-name="P3"><text:span text:style-name="ReprisFicheEtude">Maîtrise d’ouvrage</text:span> :<text:span text:style-name="T2"> À compléter</text:span></text:p>
      <text:p text:style-name="P3"><text:span text:style-name="ReprisFicheEtude">Maîtrise d’œuvre</text:span> :<text:span text:style-name="T2"> À compléter</text:span></text:p>
      <text:p text:style-name="P3"><text:span text:style-name="NonReprisFicheEtude">Réalisation</text:span> :<text:span text:style-name="T2"> À compléter</text:span></text:p>
      <text:p text:style-name="P3"><text:span text:style-name="ReprisFicheEtudeAutreNom">Date prévisionnelle de réalisation</text:span> :<text:span text:style-name="T2"> À compléter</text:span></text:p>
      <text:p text:style-name="P3"><text:span text:style-name="ReprisFicheEtudeAutreNom">Modalités comptables</text:span> :<text:span text:style-name="T2"> À compléter</text:span></text:p>
      <text:p text:style-name="P3"><text:span text:style-name="ReprisFicheEtudeAutreNom">Coût total TTC</text:span> :<text:span text:style-name="T2"> À compléter</text:span></text:p>
      <text:p text:style-name="P3"><text:span text:style-name="ReprisFicheEtudeAutreNom">Imputation</text:span> :<text:span text:style-name="T2"> À compléter</text:span></text:p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049cm" loext:contextual-spacing="false" style:page-number="auto"/>
      <style:text-properties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="solid" draw:fill-color="#e6e6e6" draw:opacity="100%"/>
      <style:paragraph-properties fo:margin-top="0cm" fo:margin-bottom="0cm" loext:contextual-spacing="false" fo:line-height="100%" style:page-number="auto" fo:background-color="#e6e6e6" style:shadow="none">
        <style:tab-stops/>
      </style:paragraph-properties>
      <style:text-properties style:font-name="Liberation Sans" fo:font-family="'Liberation Sans'" style:font-style-name="Gras" style:font-family-generic="swiss" style:font-pitch="variable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gne_20_du_20_haut" style:display-name="Ligne du haut" style:family="paragraph" style:parent-style-name="Standard" style:class="text">
      <style:graphic-properties draw:fill="solid" draw:fill-color="#e6e6e6" draw:opacity="100%"/>
      <style:paragraph-properties fo:background-color="#e6e6e6">
        <style:tab-stops>
          <style:tab-stop style:position="9.504cm" style:type="center"/>
          <style:tab-stop style:position="19.001cm" style:type="right"/>
        </style:tab-stops>
      </style:paragraph-properties>
      <style:text-properties style:font-name="Liberation Sans1" fo:font-family="'Liberation Sans'" style:font-style-name="Normal" style:font-family-generic="swiss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ReprisFicheEtude" style:family="text" style:parent-style-name="Emphasis">
      <style:text-properties fo:font-style="normal" fo:background-color="#ccffff"/>
    </style:style>
    <style:style style:name="ReprisFicheEtudeAutreNom" style:family="text" style:parent-style-name="ReprisFicheEtude">
      <style:text-properties fo:background-color="#ccffcc"/>
    </style:style>
    <style:style style:name="NonReprisFicheEtude" style:family="text" style:parent-style-name="ReprisFicheEtude">
      <style:text-properties fo:background-color="#ffcc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93cm" fo:margin-bottom="1.674cm" fo:margin-left="1.037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09-03-30T16:02:24</meta:creation-date>
    <dc:date>2016-03-31T11:03:13.948000000</dc:date>
    <meta:editing-cycles>3</meta:editing-cycles>
    <meta:editing-duration>PT2H59M1S</meta:editing-duration>
    <meta:document-statistic meta:table-count="0" meta:image-count="0" meta:object-count="0" meta:page-count="1" meta:paragraph-count="24" meta:word-count="97" meta:character-count="633" meta:non-whitespace-character-count="558"/>
    <meta:user-defined meta:name="Info 1"/>
    <meta:user-defined meta:name="Info 2"/>
    <meta:user-defined meta:name="Info 3"/>
    <meta:user-defined meta:name="Info 4"/>
  </office:meta>
</office:document-meta>
</file>